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Courier New" style:font-name-asian="Courier New1" style:font-name-complex="Courier New1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LAN</text:span></text:p>
      <text:p text:style-name="P2"/>
      <text:p text:style-name="P1"><text:span text:style-name="T1">MENU</text:span></text:p>
      <text:p text:style-name="P1"><text:span text:style-name="T1">1. Reportar</text:span></text:p>
      <text:p text:style-name="P1"><text:span text:style-name="T1"><text:s text:c="4"/>A. Carretera</text:span></text:p>
      <text:p text:style-name="P1"><text:span text:style-name="T1"><text:s text:c="3"/><text:tab/> i. Ruta bloqueada</text:span></text:p>
      <text:p text:style-name="P1"><text:span text:style-name="T1"><text:s text:c="3"/><text:tab/> ii. Derrumbe</text:span></text:p>
      <text:p text:style-name="P1"><text:span text:style-name="T1"><text:tab/> iii. Inundación</text:span></text:p>
      <text:p text:style-name="P1"><text:span text:style-name="T1"><text:tab/> iv. Erupción volcánica</text:span></text:p>
      <text:p text:style-name="P1"><text:span text:style-name="T1"><text:s text:c="4"/>B. Alimentos Agua</text:span></text:p>
      <text:p text:style-name="P1"><text:span text:style-name="T1"><text:s text:c="3"/><text:tab/> i. Restaurantes</text:span></text:p>
      <text:p text:style-name="P1"><text:span text:style-name="T1"><text:s text:c="3"/><text:tab/> ii. Centros de acopio</text:span></text:p>
      <text:p text:style-name="P1"><text:span text:style-name="T1"><text:s text:c="3"/><text:tab/> iii. Oasis</text:span></text:p>
      <text:p text:style-name="P1"><text:span text:style-name="T1"><text:s text:c="3"/>C. Energía</text:span></text:p>
      <text:p text:style-name="P1"><text:span text:style-name="T1"><text:s text:c="3"/><text:tab/> i. Puestos de gasolina</text:span></text:p>
      <text:p text:style-name="P1"><text:span text:style-name="T1"><text:s text:c="2"/><text:tab/> ii. Lugares de recarga</text:span></text:p>
      <text:p text:style-name="P1"><text:span text:style-name="T1"><text:s text:c="3"/><text:tab/> iii. Servicios de energía (write only)</text:span></text:p>
      <text:p text:style-name="P1"><text:span text:style-name="T1"><text:s text:c="4"/>D. Salud</text:span></text:p>
      <text:p text:style-name="P1"><text:span text:style-name="T1"><text:s text:c="3"/><text:tab/> Farmacia</text:span></text:p>
      <text:p text:style-name="P1"><text:span text:style-name="T1"><text:s text:c="3"/><text:tab/> Oficinas médicas</text:span></text:p>
      <text:p text:style-name="P1"><text:soft-page-break/><text:span text:style-name="T1"><text:s text:c="3"/><text:tab/> Centros veterinarios</text:span></text:p>
      <text:p text:style-name="P1"><text:span text:style-name="T1"><text:s text:c="3"/><text:tab/> Medicamentos disponibles</text:span></text:p>
      <text:p text:style-name="P1"><text:span text:style-name="T1"><text:s text:c="4"/>E. Basura</text:span></text:p>
      <text:p text:style-name="P1"><text:span text:style-name="T1"><text:s text:c="3"/><text:tab/> Recogido de basura (write only)</text:span></text:p>
      <text:p text:style-name="P1"><text:span text:style-name="T1"><text:s text:c="3"/><text:tab/> Centros de reciclaje</text:span></text:p>
      <text:p text:style-name="P1"><text:span text:style-name="T1"><text:s text:c="4"/>F. Personas</text:span></text:p>
      <text:p text:style-name="P1"><text:span text:style-name="T1"><text:s text:c="3"/><text:tab/> Desapariciones (write only)</text:span></text:p>
      <text:p text:style-name="P1"><text:span text:style-name="T1"><text:s text:c="3"/><text:tab/> Muertes (write only)</text:span></text:p>
      <text:p text:style-name="P1"><text:span text:style-name="T1"><text:s text:c="3"/></text:span></text:p>
      <text:p text:style-name="P1"><text:span text:style-name="T1">2. Obtener Información</text:span></text:p>
      <text:p text:style-name="P1"><text:span text:style-name="T1"><text:s text:c="4"/>+ Misma estructura anterior</text:span></text:p>
      <text:p text:style-name="P1"><text:span text:style-name="T1"><text:s text:c="4"/>+ Organizar según distancia del punto actual</text:span></text:p>
      <text:p text:style-name="P2"/>
      <text:p text:style-name="P1"><text:span text:style-name="T1">---------</text:span></text:p>
      <text:p text:style-name="P2"/>
      <text:p text:style-name="P1"><text:span text:style-name="T1">MENU</text:span></text:p>
      <text:p text:style-name="P1"><text:span text:style-name="T1">1. Reportar</text:span></text:p>
      <text:p text:style-name="P1"><text:span text:style-name="T1"><text:s text:c="4"/>A. Carretera</text:span></text:p>
      <text:p text:style-name="P1"><text:span text:style-name="T1"><text:s text:c="3"/><text:tab/> i. Ruta bloqueada</text:span></text:p>
      <text:p text:style-name="P1"><text:span text:style-name="T1"><text:s text:c="3"/><text:tab/><text:tab/> //</text:span></text:p>
      <text:p text:style-name="P1"><text:span text:style-name="T1"><text:s text:c="3"/><text:tab/><text:tab/><text:tab/> Fecha y hora (Timestamp)</text:span></text:p>
      <text:p text:style-name="P1"><text:soft-page-break/><text:span text:style-name="T1"><text:s text:c="3"/><text:tab/><text:tab/><text:tab/> Lugar (nombre)</text:span></text:p>
      <text:p text:style-name="P1"><text:span text:style-name="T1"><text:s text:c="3"/><text:tab/><text:tab/><text:tab/> Geolocalización</text:span></text:p>
      <text:p text:style-name="P1"><text:span text:style-name="T1"><text:s text:c="3"/><text:tab/><text:tab/><text:tab/> Descripción (140 char?)</text:span></text:p>
      <text:p text:style-name="P1"><text:span text:style-name="T1"><text:s text:c="3"/><text:tab/><text:tab/><text:tab/> Estado: Colapso (x) / Bloqueado (peligro) / Parcialmente bloqueado (alerta) / Resuelto (check)</text:span></text:p>
      <text:p text:style-name="P1"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3"/><text:tab/> ii. Derrumbe</text:span></text:p>
      <text:p text:style-name="P1"><text:span text:style-name="T1"><text:s text:c="3"/><text:tab/><text:tab/> //</text:span></text:p>
      <text:p text:style-name="P1"><text:span text:style-name="T1"><text:s text:c="3"/><text:tab/><text:tab/><text:tab/> Fecha y hora (Timestamp)</text:span></text:p>
      <text:p text:style-name="P1"><text:span text:style-name="T1"><text:s text:c="3"/><text:tab/><text:tab/><text:tab/> Lugar (nombre)</text:span></text:p>
      <text:p text:style-name="P1"><text:span text:style-name="T1"><text:s text:c="3"/><text:tab/><text:tab/><text:tab/> Geolocalización</text:span></text:p>
      <text:p text:style-name="P1"><text:span text:style-name="T1"><text:s text:c="3"/><text:tab/><text:tab/><text:tab/> Descripción (140 char?)</text:span></text:p>
      <text:p text:style-name="P1"><text:span text:style-name="T1"><text:s text:c="3"/><text:tab/><text:tab/><text:tab/> Estado: Colapso (x) / Bloqueado (peligro) / Parcialmente bloqueado (alerta) / Resuelto (check)</text:span></text:p>
      <text:p text:style-name="P1"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3"/><text:tab/> iii. Inundación</text:span></text:p>
      <text:p text:style-name="P1"><text:span text:style-name="T1"><text:s text:c="3"/><text:tab/><text:tab/> //</text:span></text:p>
      <text:p text:style-name="P1"><text:span text:style-name="T1"><text:s text:c="3"/><text:tab/><text:tab/><text:tab/> Fecha y hora (Timestamp)</text:span></text:p>
      <text:p text:style-name="P1"><text:span text:style-name="T1"><text:s text:c="3"/><text:tab/><text:tab/><text:tab/> Lugar (nombre)</text:span></text:p>
      <text:p text:style-name="P1"><text:span text:style-name="T1"><text:s text:c="3"/><text:tab/><text:tab/><text:tab/> Geolocalización</text:span></text:p>
      <text:p text:style-name="P1"><text:span text:style-name="T1"><text:s text:c="3"/><text:tab/><text:tab/><text:tab/> Descripción (140 char?)</text:span></text:p>
      <text:p text:style-name="P1"><text:soft-page-break/><text:span text:style-name="T1"><text:s text:c="3"/><text:tab/><text:tab/><text:tab/> Estado: Bloqueado (peligro) / En proceso (alerta) / Resuelto (check)</text:span></text:p>
      <text:p text:style-name="P1"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3"/><text:tab/> iv. Erupción volcánica</text:span></text:p>
      <text:p text:style-name="P1"><text:span text:style-name="T1"><text:s text:c="3"/><text:tab/><text:tab/> //</text:span></text:p>
      <text:p text:style-name="P1"><text:span text:style-name="T1"><text:s text:c="3"/><text:tab/><text:tab/><text:tab/> Fecha y hora (Timestamp)</text:span></text:p>
      <text:p text:style-name="P1"><text:span text:style-name="T1"><text:s text:c="3"/><text:tab/><text:tab/><text:tab/> Lugar (nombre)</text:span></text:p>
      <text:p text:style-name="P1"><text:span text:style-name="T1"><text:s text:c="3"/><text:tab/><text:tab/><text:tab/> Geolocalización</text:span></text:p>
      <text:p text:style-name="P1"><text:span text:style-name="T1"><text:s text:c="3"/><text:tab/><text:tab/><text:tab/> Descripción (140 char?)</text:span></text:p>
      <text:p text:style-name="P1"><text:span text:style-name="T1"><text:s text:c="3"/><text:tab/><text:tab/><text:tab/> Estado: Bloqueado (peligro) / En proceso (alerta) / Resuelto (check)</text:span></text:p>
      <text:p text:style-name="P1"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4"/>B. Alimentos Agua</text:span></text:p>
      <text:p text:style-name="P1"><text:span text:style-name="T1"><text:s text:c="3"/><text:tab/> i. Restaurantes</text:span></text:p>
      <text:p text:style-name="P1"><text:span text:style-name="T1"><text:s text:c="3"/><text:tab/><text:tab/> //</text:span></text:p>
      <text:p text:style-name="P1"><text:span text:style-name="T1"><text:s text:c="3"/><text:tab/><text:tab/><text:tab/> Hora de apertura</text:span></text:p>
      <text:p text:style-name="P1"><text:span text:style-name="T1"><text:s text:c="3"/><text:tab/><text:tab/><text:tab/> Hora de cierre</text:span></text:p>
      <text:p text:style-name="P1"><text:span text:style-name="T1"><text:s text:c="3"/><text:tab/><text:tab/><text:tab/> Fecha de apertura</text:span></text:p>
      <text:p text:style-name="P1"><text:span text:style-name="T1"><text:s text:c="3"/><text:tab/><text:tab/><text:tab/> Fecha de cierre</text:span></text:p>
      <text:p text:style-name="P1"><text:span text:style-name="T1"><text:s text:c="3"/><text:tab/><text:tab/><text:tab/> Lugar (nombre)</text:span></text:p>
      <text:p text:style-name="P1"><text:span text:style-name="T1"><text:s text:c="3"/><text:tab/><text:tab/><text:tab/> Geolocalización</text:span></text:p>
      <text:p text:style-name="P1"><text:soft-page-break/><text:span text:style-name="T1"><text:s text:c="3"/><text:tab/><text:tab/><text:tab/> Descripción: (140 char?)</text:span></text:p>
      <text:p text:style-name="P1"><text:span text:style-name="T1"><text:s text:c="3"/><text:tab/><text:tab/><text:tab/> Estado: Fuera de servicio / Activo (check)</text:span></text:p>
      <text:p text:style-name="P1"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3"/><text:tab/> i. Centros de acopio</text:span></text:p>
      <text:p text:style-name="P1"><text:span text:style-name="T1"><text:s text:c="3"/><text:tab/><text:tab/> //</text:span></text:p>
      <text:p text:style-name="P1"><text:span text:style-name="T1"><text:s text:c="3"/><text:tab/><text:tab/><text:tab/> Hora de apertura</text:span></text:p>
      <text:p text:style-name="P1"><text:span text:style-name="T1"><text:s text:c="3"/><text:tab/><text:tab/><text:tab/> Hora de cierre</text:span></text:p>
      <text:p text:style-name="P1"><text:span text:style-name="T1"><text:s text:c="3"/><text:tab/><text:tab/><text:tab/> Fecha de apertura</text:span></text:p>
      <text:p text:style-name="P1"><text:span text:style-name="T1"><text:s text:c="3"/><text:tab/><text:tab/><text:tab/> Fecha de cierre</text:span></text:p>
      <text:p text:style-name="P1"><text:span text:style-name="T1"><text:s text:c="3"/><text:tab/><text:tab/><text:tab/> Lugar (nombre)</text:span></text:p>
      <text:p text:style-name="P1"><text:span text:style-name="T1"><text:s text:c="3"/><text:tab/><text:tab/><text:tab/> Geolocalización</text:span></text:p>
      <text:p text:style-name="P1"><text:span text:style-name="T1"><text:s text:c="3"/><text:tab/><text:tab/><text:tab/> Descripción: (140 char?)</text:span></text:p>
      <text:p text:style-name="P1"><text:span text:style-name="T1"><text:s text:c="3"/><text:tab/><text:tab/><text:tab/> Estado: Fuera de servicio / Activo (check)</text:span></text:p>
      <text:p text:style-name="P1"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3"/><text:tab/> ii. Oasis</text:span></text:p>
      <text:p text:style-name="P1"><text:span text:style-name="T1"><text:s text:c="3"/><text:tab/><text:tab/> //</text:span></text:p>
      <text:p text:style-name="P1"><text:span text:style-name="T1"><text:s text:c="3"/><text:tab/><text:tab/><text:tab/> Hora de apertura</text:span></text:p>
      <text:p text:style-name="P1"><text:span text:style-name="T1"><text:s text:c="3"/><text:tab/><text:tab/><text:tab/> Hora de cierre</text:span></text:p>
      <text:p text:style-name="P1"><text:span text:style-name="T1"><text:s text:c="3"/><text:tab/><text:tab/><text:tab/> Fecha de apertura</text:span></text:p>
      <text:p text:style-name="P1"><text:soft-page-break/><text:span text:style-name="T1"><text:s text:c="3"/><text:tab/><text:tab/><text:tab/> Fecha de cierre</text:span></text:p>
      <text:p text:style-name="P1"><text:span text:style-name="T1"><text:s text:c="3"/><text:tab/><text:tab/><text:tab/> Lugar (nombre)</text:span></text:p>
      <text:p text:style-name="P1"><text:span text:style-name="T1"><text:s text:c="3"/><text:tab/><text:tab/><text:tab/> Geolocalización</text:span></text:p>
      <text:p text:style-name="P1"><text:span text:style-name="T1"><text:s text:c="3"/><text:tab/><text:tab/><text:tab/> Descripción: (140 char?)</text:span></text:p>
      <text:p text:style-name="P1"><text:span text:style-name="T1"><text:s text:c="3"/><text:tab/><text:tab/><text:tab/> Estado: Fuera de servicio / Activo (check)</text:span></text:p>
      <text:p text:style-name="P1"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4"/>C. Energía</text:span></text:p>
      <text:p text:style-name="P1"><text:span text:style-name="T1"><text:s text:c="3"/><text:tab/> i. Puestos de gasolina</text:span></text:p>
      <text:p text:style-name="P1"><text:span text:style-name="T1"><text:s text:c="3"/><text:tab/><text:tab/> //</text:span></text:p>
      <text:p text:style-name="P1"><text:span text:style-name="T1"><text:s text:c="3"/><text:tab/><text:tab/><text:tab/> Hora de apertura</text:span></text:p>
      <text:p text:style-name="P1"><text:span text:style-name="T1"><text:s text:c="3"/><text:tab/><text:tab/><text:tab/> Hora de cierre</text:span></text:p>
      <text:p text:style-name="P1"><text:span text:style-name="T1"><text:s text:c="3"/><text:tab/><text:tab/><text:tab/> Fecha y hora (Timestamp)</text:span></text:p>
      <text:p text:style-name="P1"><text:span text:style-name="T1"><text:s text:c="3"/><text:tab/><text:tab/><text:tab/> Lugar (nombre)</text:span></text:p>
      <text:p text:style-name="P1"><text:span text:style-name="T1"><text:s text:c="3"/><text:tab/><text:tab/><text:tab/> Geolocalización</text:span></text:p>
      <text:p text:style-name="P1"><text:span text:style-name="T1"><text:s text:c="3"/><text:tab/><text:tab/><text:tab/> Descripción (140 char?)</text:span></text:p>
      <text:p text:style-name="P1"><text:span text:style-name="T1"><text:s text:c="3"/><text:tab/><text:tab/><text:tab/> Precio:</text:span></text:p>
      <text:p text:style-name="P1"><text:span text:style-name="T1"><text:s text:c="3"/><text:tab/><text:tab/><text:tab/> Unidad de precio:</text:span></text:p>
      <text:p text:style-name="P1"><text:span text:style-name="T1"><text:s text:c="3"/><text:tab/><text:tab/><text:tab/> Estado: Fuera de servicio / Sin gasolina / Activo (check)</text:span></text:p>
      <text:p text:style-name="P1"><text:span text:style-name="T1"><text:s text:c="3"/><text:tab/><text:tab/> //</text:span></text:p>
      <text:p text:style-name="P1"><text:span text:style-name="T1"><text:s text:c="3"/><text:tab/> ii. Lugares de recarga</text:span></text:p>
      <text:p text:style-name="P1"><text:soft-page-break/><text:span text:style-name="T1"><text:s text:c="3"/><text:tab/><text:tab/> //</text:span></text:p>
      <text:p text:style-name="P1"><text:span text:style-name="T1"><text:s text:c="3"/><text:tab/><text:tab/><text:tab/> Hora de apertura</text:span></text:p>
      <text:p text:style-name="P1"><text:span text:style-name="T1"><text:s text:c="3"/><text:tab/><text:tab/><text:tab/> Hora de cierre</text:span></text:p>
      <text:p text:style-name="P1"><text:span text:style-name="T1"><text:s text:c="3"/><text:tab/><text:tab/><text:tab/> Fecha y hora (Timestamp)</text:span></text:p>
      <text:p text:style-name="P1"><text:span text:style-name="T1"><text:s text:c="3"/><text:tab/><text:tab/><text:tab/> Lugar (Geolocalización)</text:span></text:p>
      <text:p text:style-name="P1"><text:span text:style-name="T1"><text:s text:c="3"/><text:tab/><text:tab/><text:tab/> Lugar (map street)</text:span></text:p>
      <text:p text:style-name="P1"><text:span text:style-name="T1"><text:s text:c="3"/><text:tab/><text:tab/><text:tab/> Descripción (140 char?)</text:span></text:p>
      <text:p text:style-name="P1"><text:span text:style-name="T1"><text:s text:c="3"/><text:tab/><text:tab/><text:tab/> Estado: Fuera de servicio / Activo (check)</text:span></text:p>
      <text:p text:style-name="P1"><text:span text:style-name="T1"><text:s text:c="3"/><text:tab/><text:tab/> //</text:span></text:p>
      <text:p text:style-name="P1"><text:span text:style-name="T1"><text:s text:c="3"/><text:tab/> iii. Servicios de energía (write only)</text:span></text:p>
      <text:p text:style-name="P1"><text:span text:style-name="T1"><text:s text:c="3"/><text:tab/><text:tab/> //</text:span></text:p>
      <text:p text:style-name="P1"><text:span text:style-name="T1"><text:s text:c="3"/><text:tab/><text:tab/><text:tab/> Reportero</text:span></text:p>
      <text:p text:style-name="P1"><text:span text:style-name="T1"><text:s text:c="3"/><text:tab/><text:tab/><text:tab/> Compañía</text:span></text:p>
      <text:p text:style-name="P1"><text:span text:style-name="T1"><text:s text:c="3"/><text:tab/><text:tab/><text:tab/> Fecha y hora (Timestamp)</text:span></text:p>
      <text:p text:style-name="P1"><text:span text:style-name="T1"><text:s text:c="3"/><text:tab/><text:tab/><text:tab/> Lugar (Geolocalización)</text:span></text:p>
      <text:p text:style-name="P1"><text:span text:style-name="T1"><text:s text:c="3"/><text:tab/><text:tab/><text:tab/> Estado: Sin energía (peligro) / Energizado (check)</text:span></text:p>
      <text:p text:style-name="P1"><text:span text:style-name="T1"><text:s text:c="3"/><text:tab/><text:tab/> //</text:span></text:p>
      <text:p text:style-name="P1"><text:span text:style-name="T1"><text:s text:c="4"/>D. Salud</text:span></text:p>
      <text:p text:style-name="P1"><text:span text:style-name="T1"><text:s text:c="3"/><text:tab/> Farmacia</text:span></text:p>
      <text:p text:style-name="P1"><text:span text:style-name="T1"><text:s text:c="3"/><text:tab/><text:tab/> //</text:span></text:p>
      <text:p text:style-name="P1"><text:span text:style-name="T1"><text:s text:c="3"/><text:tab/><text:tab/><text:tab/> Hora de apertura</text:span></text:p>
      <text:p text:style-name="P1"><text:soft-page-break/><text:span text:style-name="T1"><text:s text:c="3"/><text:tab/><text:tab/><text:tab/> Hora de cierre</text:span></text:p>
      <text:p text:style-name="P1"><text:span text:style-name="T1"><text:s text:c="3"/><text:tab/><text:tab/><text:tab/> Fecha de apertura</text:span></text:p>
      <text:p text:style-name="P1"><text:span text:style-name="T1"><text:s text:c="3"/><text:tab/><text:tab/><text:tab/> Fecha de cierre</text:span></text:p>
      <text:p text:style-name="P1"><text:span text:style-name="T1"><text:s text:c="3"/><text:tab/><text:tab/><text:tab/> nombreLugar (nombre)</text:span></text:p>
      <text:p text:style-name="P1"><text:span text:style-name="T1"><text:s text:c="3"/><text:tab/><text:tab/><text:tab/> gLugar (map street)</text:span></text:p>
      <text:p text:style-name="P1"><text:span text:style-name="T1"><text:s text:c="3"/><text:tab/><text:tab/><text:tab/> Geolocalización(lat,long)</text:span></text:p>
      <text:p text:style-name="P1"><text:span text:style-name="T1"><text:s text:c="3"/><text:tab/><text:tab/><text:tab/> Descripción: (140 char?)</text:span></text:p>
      <text:p text:style-name="P1"><text:span text:style-name="T1"><text:s text:c="3"/><text:tab/><text:tab/><text:tab/> Estado: Fuera de servicio / Activo (check)</text:span></text:p>
      <text:p text:style-name="P1"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3"/><text:tab/> Oficinas médicas</text:span></text:p>
      <text:p text:style-name="P1"><text:span text:style-name="T1"><text:s text:c="3"/><text:tab/><text:tab/> //</text:span></text:p>
      <text:p text:style-name="P1"><text:span text:style-name="T1"><text:s text:c="3"/><text:tab/><text:tab/><text:tab/> Hora de apertura</text:span></text:p>
      <text:p text:style-name="P1"><text:span text:style-name="T1"><text:s text:c="3"/><text:tab/><text:tab/><text:tab/> Hora de cierre</text:span></text:p>
      <text:p text:style-name="P1"><text:span text:style-name="T1"><text:s text:c="3"/><text:tab/><text:tab/><text:tab/> Fecha de apertura</text:span></text:p>
      <text:p text:style-name="P1"><text:span text:style-name="T1"><text:s text:c="3"/><text:tab/><text:tab/><text:tab/> Fecha de cierre</text:span></text:p>
      <text:p text:style-name="P1"><text:span text:style-name="T1"><text:s text:c="3"/><text:tab/><text:tab/><text:tab/> nombreLugar (nombre)</text:span></text:p>
      <text:p text:style-name="P1"><text:span text:style-name="T1"><text:s text:c="3"/><text:tab/><text:tab/><text:tab/> gLugar (map street)</text:span></text:p>
      <text:p text:style-name="P1"><text:span text:style-name="T1"><text:s text:c="3"/><text:tab/><text:tab/><text:tab/> Geolocalización(lat,long)</text:span></text:p>
      <text:p text:style-name="P1"><text:span text:style-name="T1"><text:s text:c="3"/><text:tab/><text:tab/><text:tab/> Descripción: (140 char?)</text:span></text:p>
      <text:p text:style-name="P1"><text:span text:style-name="T1"><text:s text:c="3"/><text:tab/><text:tab/><text:tab/> Estado: Fuera de servicio / Activo (check)</text:span></text:p>
      <text:p text:style-name="P1"><text:soft-page-break/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3"/><text:tab/> Centros veterinarios</text:span></text:p>
      <text:p text:style-name="P1"><text:span text:style-name="T1"><text:s text:c="3"/><text:tab/><text:tab/> //</text:span></text:p>
      <text:p text:style-name="P1"><text:span text:style-name="T1"><text:s text:c="3"/><text:tab/><text:tab/><text:tab/> Hora de apertura</text:span></text:p>
      <text:p text:style-name="P1"><text:span text:style-name="T1"><text:s text:c="3"/><text:tab/><text:tab/><text:tab/> Hora de cierre</text:span></text:p>
      <text:p text:style-name="P1"><text:span text:style-name="T1"><text:s text:c="3"/><text:tab/><text:tab/><text:tab/> Fecha de apertura</text:span></text:p>
      <text:p text:style-name="P1"><text:span text:style-name="T1"><text:s text:c="3"/><text:tab/><text:tab/><text:tab/> Fecha de cierre</text:span></text:p>
      <text:p text:style-name="P1"><text:span text:style-name="T1"><text:s text:c="3"/><text:tab/><text:tab/><text:tab/> nombreLugar (nombre)</text:span></text:p>
      <text:p text:style-name="P1"><text:span text:style-name="T1"><text:s text:c="3"/><text:tab/><text:tab/><text:tab/> streetLugar (map street)</text:span></text:p>
      <text:p text:style-name="P1"><text:span text:style-name="T1"><text:s text:c="3"/><text:tab/><text:tab/><text:tab/> Geolocalización(lat,long)</text:span></text:p>
      <text:p text:style-name="P1"><text:span text:style-name="T1"><text:s text:c="3"/><text:tab/><text:tab/><text:tab/> Descripción: (140 char?)</text:span></text:p>
      <text:p text:style-name="P1"><text:span text:style-name="T1"><text:s text:c="3"/><text:tab/><text:tab/><text:tab/> Estado: Fuera de servicio / Activo (check)</text:span></text:p>
      <text:p text:style-name="P1"><text:span text:style-name="T1"><text:s text:c="3"/><text:tab/><text:tab/><text:tab/> Precisión</text:span></text:p>
      <text:p text:style-name="P1"><text:span text:style-name="T1"><text:s text:c="3"/><text:tab/><text:tab/> //</text:span></text:p>
      <text:p text:style-name="P1"><text:span text:style-name="T1"><text:s text:c="3"/><text:tab/> Medicamentos disponibles</text:span></text:p>
      <text:p text:style-name="P1"><text:span text:style-name="T1"><text:s text:c="3"/><text:tab/><text:tab/> *</text:span></text:p>
      <text:p text:style-name="P1"><text:span text:style-name="T1"><text:s text:c="4"/>E. Basura</text:span></text:p>
      <text:p text:style-name="P1"><text:span text:style-name="T1"><text:s text:c="3"/><text:tab/> Recogido de basura (write only)</text:span></text:p>
      <text:p text:style-name="P1"><text:span text:style-name="T1"><text:s text:c="3"/><text:tab/><text:tab/> //</text:span></text:p>
      <text:p text:style-name="P1"><text:span text:style-name="T1"><text:s text:c="3"/><text:tab/><text:tab/><text:tab/> Compañía</text:span></text:p>
      <text:p text:style-name="P1"><text:soft-page-break/><text:span text:style-name="T1"><text:s text:c="3"/><text:tab/><text:tab/><text:tab/> Fecha último recogido</text:span></text:p>
      <text:p text:style-name="P1"><text:span text:style-name="T1"><text:s text:c="3"/><text:tab/><text:tab/><text:tab/> gLugar (Geolocalización)</text:span></text:p>
      <text:p text:style-name="P1"><text:span text:style-name="T1"><text:s text:c="3"/><text:tab/><text:tab/><text:tab/> streetLugar (map street)</text:span></text:p>
      <text:p text:style-name="P1"><text:span text:style-name="T1"><text:s text:c="3"/><text:tab/><text:tab/><text:tab/> Estado: Sin recoger (peligro) / Energizado (check)</text:span></text:p>
      <text:p text:style-name="P1"><text:span text:style-name="T1"><text:s text:c="3"/><text:tab/><text:tab/><text:tab/> Reportero</text:span></text:p>
      <text:p text:style-name="P1"><text:span text:style-name="T1"><text:s text:c="3"/><text:tab/><text:tab/><text:tab/> Timestamp</text:span></text:p>
      <text:p text:style-name="P1"><text:span text:style-name="T1"><text:s text:c="3"/><text:tab/><text:tab/> //</text:span></text:p>
      <text:p text:style-name="P1"><text:span text:style-name="T1"><text:s text:c="3"/><text:tab/> Centros de reciclaje</text:span></text:p>
      <text:p text:style-name="P1"><text:span text:style-name="T1"><text:s text:c="3"/><text:tab/><text:tab/> //</text:span></text:p>
      <text:p text:style-name="P1"><text:span text:style-name="T1"><text:s text:c="3"/><text:tab/><text:tab/><text:tab/> Compañía</text:span></text:p>
      <text:p text:style-name="P1"><text:span text:style-name="T1"><text:s text:c="3"/><text:tab/><text:tab/><text:tab/> Hora de apertura</text:span></text:p>
      <text:p text:style-name="P1"><text:span text:style-name="T1"><text:s text:c="3"/><text:tab/><text:tab/><text:tab/> Hora de cierre</text:span></text:p>
      <text:p text:style-name="P1"><text:span text:style-name="T1"><text:s text:c="3"/><text:tab/><text:tab/><text:tab/> Fecha de apertura</text:span></text:p>
      <text:p text:style-name="P1"><text:span text:style-name="T1"><text:s text:c="3"/><text:tab/><text:tab/><text:tab/> Fecha de cierre</text:span></text:p>
      <text:p text:style-name="P1"><text:span text:style-name="T1"><text:s text:c="3"/><text:tab/><text:tab/><text:tab/> nombreLugar (nombre)</text:span></text:p>
      <text:p text:style-name="P1"><text:span text:style-name="T1"><text:s text:c="3"/><text:tab/><text:tab/><text:tab/> streetLugar (map street)</text:span></text:p>
      <text:p text:style-name="P1"><text:span text:style-name="T1"><text:s text:c="3"/><text:tab/><text:tab/><text:tab/> gLugar (Geolocalización)</text:span></text:p>
      <text:p text:style-name="P1"><text:span text:style-name="T1"><text:s text:c="3"/><text:tab/><text:tab/><text:tab/> Reportero</text:span></text:p>
      <text:p text:style-name="P1"><text:span text:style-name="T1"><text:s text:c="3"/><text:tab/><text:tab/><text:tab/> Timestamp</text:span></text:p>
      <text:p text:style-name="P1"><text:span text:style-name="T1"><text:s text:c="3"/><text:tab/><text:tab/> //</text:span></text:p>
      <text:p text:style-name="P1"><text:span text:style-name="T1"><text:s text:c="4"/>F. Personas</text:span></text:p>
      <text:p text:style-name="P1"><text:soft-page-break/><text:span text:style-name="T1"><text:s text:c="3"/><text:tab/> Desapariciones (write only)</text:span></text:p>
      <text:p text:style-name="P1"><text:span text:style-name="T1"><text:s text:c="3"/><text:tab/><text:tab/> //</text:span></text:p>
      <text:p text:style-name="P1"><text:span text:style-name="T1"><text:s text:c="3"/><text:tab/><text:tab/><text:tab/> Nombre inciso</text:span></text:p>
      <text:p text:style-name="P1"><text:span text:style-name="T1"><text:s text:c="3"/><text:tab/><text:tab/><text:tab/> Fecha y hora (Timestamp)</text:span></text:p>
      <text:p text:style-name="P1"><text:span text:style-name="T1"><text:s text:c="3"/><text:tab/><text:tab/><text:tab/> Lugar última aparición (nombre)</text:span></text:p>
      <text:p text:style-name="P1"><text:span text:style-name="T1"><text:s text:c="3"/><text:tab/><text:tab/><text:tab/> Geolocalización reporte</text:span></text:p>
      <text:p text:style-name="P1"><text:span text:style-name="T1"><text:s text:c="3"/><text:tab/><text:tab/><text:tab/> On site: bool</text:span></text:p>
      <text:p text:style-name="P1"><text:span text:style-name="T1"><text:s text:c="3"/><text:tab/><text:tab/><text:tab/> ID (licencia, cédula)</text:span></text:p>
      <text:p text:style-name="P1"><text:span text:style-name="T1"><text:s text:c="3"/><text:tab/><text:tab/><text:tab/> Edad (estimada)</text:span></text:p>
      <text:p text:style-name="P1"><text:span text:style-name="T1"><text:s text:c="3"/><text:tab/><text:tab/><text:tab/> Estatura</text:span></text:p>
      <text:p text:style-name="P1"><text:span text:style-name="T1"><text:s text:c="3"/><text:tab/><text:tab/><text:tab/> Unidad estatura</text:span></text:p>
      <text:p text:style-name="P1"><text:span text:style-name="T1"><text:s text:c="3"/><text:tab/><text:tab/><text:tab/> Tez</text:span></text:p>
      <text:p text:style-name="P1"><text:span text:style-name="T1"><text:s text:c="3"/><text:tab/><text:tab/><text:tab/> Pelo</text:span></text:p>
      <text:p text:style-name="P1"><text:span text:style-name="T1"><text:s text:c="3"/><text:tab/><text:tab/><text:tab/> Ojos</text:span></text:p>
      <text:p text:style-name="P1"><text:span text:style-name="T1"><text:s text:c="3"/><text:tab/><text:tab/><text:tab/> Nariz</text:span></text:p>
      <text:p text:style-name="P1"><text:span text:style-name="T1"><text:s text:c="3"/><text:tab/><text:tab/><text:tab/> Reportero</text:span></text:p>
      <text:p text:style-name="P1"><text:span text:style-name="T1"><text:s text:c="3"/><text:tab/><text:tab/> //</text:span></text:p>
      <text:p text:style-name="P1"><text:span text:style-name="T1"><text:s text:c="3"/><text:tab/> Muertes (write only)</text:span></text:p>
      <text:p text:style-name="P1"><text:span text:style-name="T1"><text:s text:c="3"/><text:tab/><text:tab/> //</text:span></text:p>
      <text:p text:style-name="P1"><text:span text:style-name="T1"><text:s text:c="3"/><text:tab/><text:tab/><text:tab/> Nombre inciso</text:span></text:p>
      <text:p text:style-name="P1"><text:span text:style-name="T1"><text:s text:c="3"/><text:tab/><text:tab/><text:tab/> Fecha y hora (Timestamp)</text:span></text:p>
      <text:p text:style-name="P1"><text:soft-page-break/><text:span text:style-name="T1"><text:s text:c="3"/><text:tab/><text:tab/><text:tab/> Causa de muerte</text:span></text:p>
      <text:p text:style-name="P1"><text:span text:style-name="T1"><text:s text:c="3"/><text:tab/><text:tab/><text:tab/> Lugar (nombre)</text:span></text:p>
      <text:p text:style-name="P1"><text:span text:style-name="T1"><text:s text:c="3"/><text:tab/><text:tab/><text:tab/> Geolocalización reporte</text:span></text:p>
      <text:p text:style-name="P1"><text:span text:style-name="T1"><text:s text:c="3"/><text:tab/><text:tab/><text:tab/> On site: bool</text:span></text:p>
      <text:p text:style-name="P1"><text:span text:style-name="T1"><text:s text:c="3"/><text:tab/><text:tab/><text:tab/> ID (licencia, cédula)</text:span></text:p>
      <text:p text:style-name="P1"><text:span text:style-name="T1"><text:s text:c="3"/><text:tab/><text:tab/><text:tab/> Edad (estimada)</text:span></text:p>
      <text:p text:style-name="P1"><text:span text:style-name="T1"><text:s text:c="3"/><text:tab/><text:tab/><text:tab/> Estatura</text:span></text:p>
      <text:p text:style-name="P1"><text:span text:style-name="T1"><text:s text:c="3"/><text:tab/><text:tab/><text:tab/> Unidad estatura</text:span></text:p>
      <text:p text:style-name="P1"><text:span text:style-name="T1"><text:s text:c="3"/><text:tab/><text:tab/><text:tab/> Tez</text:span></text:p>
      <text:p text:style-name="P1"><text:span text:style-name="T1"><text:s text:c="3"/><text:tab/><text:tab/><text:tab/> Pelo</text:span></text:p>
      <text:p text:style-name="P1"><text:span text:style-name="T1"><text:s text:c="3"/><text:tab/><text:tab/><text:tab/> Ojos</text:span></text:p>
      <text:p text:style-name="P1"><text:span text:style-name="T1"><text:s text:c="3"/><text:tab/><text:tab/><text:tab/> Nariz</text:span></text:p>
      <text:p text:style-name="P1"><text:span text:style-name="T1"><text:s text:c="3"/><text:tab/><text:tab/><text:tab/> Reportero</text:span></text:p>
      <text:p text:style-name="P1"><text:span text:style-name="T1"><text:s text:c="3"/><text:tab/><text:tab/> //</text:span></text:p>
      <text:p text:style-name="P2"/>
      <text:p text:style-name="P1"><text:span text:style-name="T1">2. Obtener Información</text:span></text:p>
      <text:p text:style-name="P1"><text:span text:style-name="T1"><text:s text:c="4"/>+ Misma estructura anterior</text:span></text:p>
      <text:p text:style-name="P1"><text:span text:style-name="T1"><text:s text:c="4"/>+ Organizar según distancia del punto actual</text:span></text:p>
      <text:p text:style-name="P2"/>
      <text:p text:style-name="P1"><text:span text:style-name="T1">---------</text:span></text:p>
      <text:p text:style-name="P2"/>
      <text:p text:style-name="P1"><text:soft-page-break/><text:span text:style-name="T1">Precisión: {</text:span></text:p>
      <text:p text:style-name="P1"><text:span text:style-name="T1"><text:s text:c="4"/>Votes: int</text:span></text:p>
      <text:p text:style-name="P1"><text:span text:style-name="T1"><text:s text:c="4"/>Up: bool</text:span></text:p>
      <text:p text:style-name="P1"><text:span text:style-name="T1"><text:s text:c="4"/>Timestamp: ts <text:s text:c="3"/></text:span></text:p>
      <text:p text:style-name="P1"><text:span text:style-name="T1">}</text:span></text:p>
      <text:p text:style-name="P2"/>
      <text:p text:style-name="P1"><text:span text:style-name="T1">-=-=-=-=-=-=-</text:span></text:p>
      <text:p text:style-name="P2"/>
      <text:p text:style-name="P1"><text:span text:style-name="T1">Datos (inmediatamente) no importantes:</text:span></text:p>
      <text:p text:style-name="P1"><text:span text:style-name="T1"><text:s text:c="4"/>Control de envenenamiento</text:span></text:p>
      <text:p text:style-name="P1"><text:span text:style-name="T1"><text:s text:c="4"/>Anuncios gubernamentales</text:span></text:p>
      <text:p text:style-name="P1"><text:span text:style-name="T1"><text:s text:c="3"/><text:tab/> Toque de queda</text:span></text:p>
      <text:p text:style-name="P1"><text:span text:style-name="T1"><text:s text:c="4"/>Entretenimiento</text:span></text:p>
      <text:p text:style-name="P1"><text:span text:style-name="T1"><text:s text:c="3"/><text:tab/> Noticias y otros feeds</text:span></text:p>
      <text:p text:style-name="P1"><text:span text:style-name="T1"><text:s text:c="3"/><text:tab/> Libros</text:span></text:p>
      <text:p text:style-name="P2"/>
      <text:p text:style-name="P1"><text:span text:style-name="T1">-=-=-=-=-=-=-</text:span></text:p>
      <text:p text:style-name="P2"/>
      <text:p text:style-name="P1"><text:span text:style-name="T1">Tipos de datos</text:span></text:p>
      <text:p text:style-name="P1"><text:span text:style-name="T1"><text:s text:c="4"/>Usuario / Usuario privilegiado ?</text:span></text:p>
      <text:p text:style-name="P1"><text:span text:style-name="T1"><text:s text:c="3"/><text:tab/> Reportar / ver</text:span></text:p>
      <text:p text:style-name="P1"><text:soft-page-break/><text:span text:style-name="T1"><text:s text:c="3"/><text:tab/> Reportar</text:span></text:p>
      <text:p text:style-name="P1"><text:span text:style-name="T1"><text:s text:c="3"/><text:tab/> Ver</text:span></text:p>
      <text:p text:style-name="P2"/>
      <text:p text:style-name="P1"><text:span text:style-name="T1">-=-=-=-=-=-=-</text:span></text:p>
      <text:p text:style-name="P2"/>
      <text:p text:style-name="P1"><text:span text:style-name="T1">Hardware</text:span></text:p>
      <text:p text:style-name="P1"><text:span text:style-name="T1"><text:s text:c="4"/>LoRa</text:span></text:p>
      <text:p text:style-name="P1"><text:span text:style-name="T1"><text:s text:c="4"/>Pi</text:span></text:p>
      <text:p text:style-name="P1"><text:span text:style-name="T1"><text:s text:c="4"/>GPS</text:span></text:p>
      <text:p text:style-name="P1"><text:span text:style-name="T1"><text:s text:c="4"/>Papirus</text:span></text:p>
      <text:p text:style-name="P1"><text:span text:style-name="T1"><text:s text:c="4"/>Baterías</text:span></text:p>
      <text:p text:style-name="P1"><text:span text:style-name="T1"><text:s text:c="3"/><text:tab/> Alcalinas</text:span></text:p>
      <text:p text:style-name="P1"><text:span text:style-name="T1"><text:s text:c="3"/><text:tab/> Recargables continuas</text:span></text:p>
      <text:p text:style-name="P1"><text:span text:style-name="T1"><text:s text:c="4"/>Paneles solares (separado, recarga)</text:span></text:p>
      <text:p text:style-name="P2"/>
      <text:p text:style-name="P1"><text:span text:style-name="T1">-=-=-=-=-=-=-</text:span></text:p>
      <text:p text:style-name="P2"/>
      <text:p text:style-name="P1"><text:span text:style-name="T1">Frameworks</text:span></text:p>
      <text:p text:style-name="P1"><text:span text:style-name="T1"><text:s text:c="4"/>Blockchain</text:span></text:p>
      <text:p text:style-name="P1"><text:span text:style-name="T1"><text:s text:c="3"/><text:tab/> Distributed ledger</text:span></text:p>
      <text:p text:style-name="P1"><text:span text:style-name="T1"><text:s text:c="4"/>Database</text:span></text:p>
      <text:p text:style-name="P1"><text:soft-page-break/><text:span text:style-name="T1"><text:s text:c="3"/><text:tab/> *Distributed Database: CouchDB</text:span></text:p>
      <text:p text:style-name="P1"><text:span text:style-name="T1"><text:s text:c="3"/><text:tab/> *Low cost blockchain based database</text:span></text:p>
      <text:p text:style-name="P1"><text:span text:style-name="T1"><text:s text:c="4"/>Mesh Path</text:span></text:p>
      <text:p text:style-name="P1"><text:span text:style-name="T1"><text:s text:c="3"/><text:tab/> Use GPS to prevent feedback redundancy</text:span></text:p>
      <text:p text:style-name="P1"><text:span text:style-name="T1"><text:s text:c="4"/>Protocols</text:span></text:p>
      <text:p text:style-name="P1"><text:span text:style-name="T1"><text:tab/> - MQTT discarded for being centralized</text:span></text:p>
      <text:p text:style-name="P2"/>
      <text:p text:style-name="P1"><text:span text:style-name="T1">-=-=-=-=-=-=-</text:span></text:p>
      <text:p text:style-name="P2"/>
      <text:p text:style-name="P1"><text:span text:style-name="T1">Requerimientos no funcionales</text:span></text:p>
      <text:p text:style-name="P1"><text:span text:style-name="T1"><text:tab/>Debemos poder insertar data inicial a la base de datos del mesh con data de lugares existentes de bases de datos disponibles en internet</text:span></text:p>
      <text:p text:style-name="P1"><text:span text:style-name="T1"><text:tab/></text:span></text:p>
      <text:p text:style-name="P2"/>
      <text:p text:style-name="P1"><text:span text:style-name="T1">-=-=-=-=-=-=-</text:span></text:p>
      <text:p text:style-name="P2"/>
      <text:p text:style-name="P1"><text:span text:style-name="T1">Names</text:span></text:p>
      <text:p text:style-name="P1"><text:span text:style-name="T1"><text:s text:c="4"/>UtoPi</text:span></text:p>
      <text:p text:style-name="P1"><text:span text:style-name="T1"><text:s text:c="4"/>Utopad</text:span></text:p>
      <text:p text:style-name="P1"><text:span text:style-name="T1"><text:s text:c="4"/>Utoplan</text:span></text:p>
      <text:p text:style-name="P1"><text:span text:style-name="T1"><text:s text:c="4"/>Spot Pi</text:span></text:p>
      <text:p text:style-name="P2"/>
      <text:p text:style-name="P1"><text:soft-page-break/><text:span text:style-name="T1">-=-=-=-=-=-=-</text:span></text:p>
      <text:p text:style-name="P2"/>
      <text:p text:style-name="P1"><text:span text:style-name="T1">Kickstarter Notes</text:span></text:p>
      <text:p text:style-name="P1"><text:span text:style-name="T1"><text:s text:c="4"/>Usar Yubikey prevenir robo</text:span></text:p>
      <text:p text:style-name="P2"/>
      <text:p text:style-name="P1"><text:span text:style-name="T1">-=-=-=-=-=-=-</text:span></text:p>
      <text:p text:style-name="P2"/>
      <text:p text:style-name="P1"><text:span text:style-name="T1">ANOTACIONES</text:span></text:p>
      <text:p text:style-name="P2"/>
      <text:p text:style-name="P1"><text:span text:style-name="T1">mensagería por blockchain</text:span></text:p>
      <text:p text:style-name="P1"><text:span text:style-name="T1">ayuda, lugares, areas, edad, condiciones : Dispositivo para dejar saber estado de personas. Necesidad de ciertos tipos de cosas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6" meta:paragraph-count="302" meta:word-count="777" meta:character-count="6772" meta:non-whitespace-character-count="4654"/>
    <meta:generator>LibreOfficeDev/5.1.0.3$Linux_X86_64 LibreOffice_project/</meta:generator>
  </office:meta>
</office:document-meta>
</file>